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style:font-name="Courier New1"/>
    </style:style>
    <style:style style:name="P19" style:family="paragraph" style:parent-style-name="Table_20_Contents">
      <style:text-properties style:language-asian="zh" style:country-asian="TW"/>
    </style:style>
    <style:style style:name="P20" style:family="paragraph" style:parent-style-name="Table_20_Contents">
      <style:text-properties fo:font-style="italic" style:language-asian="zh" style:country-asian="TW" style:font-style-asian="italic" style:font-style-complex="italic"/>
    </style:style>
    <style:style style:name="P21" style:family="paragraph" style:parent-style-name="Table_20_Contents">
      <style:text-properties fo:font-size="9pt" style:font-size-asian="9pt" style:font-size-complex="9pt"/>
    </style:style>
    <style:style style:name="P22" style:family="paragraph" style:parent-style-name="Text_20_body">
      <style:paragraph-properties fo:margin-left="1.222cm" fo:margin-right="0cm" fo:text-align="start" style:justify-single-word="false" fo:text-indent="0cm" style:auto-text-indent="false"/>
    </style:style>
    <style:style style:name="P23" style:family="paragraph" style:parent-style-name="Text_20_body">
      <style:paragraph-properties fo:margin-left="1.203cm" fo:margin-right="0cm" fo:text-align="start" style:justify-single-word="false" fo:text-indent="0cm" style:auto-text-indent="false"/>
    </style:style>
    <style:style style:name="P24" style:family="paragraph" style:parent-style-name="Table_20_Heading">
      <style:text-properties fo:font-size="10pt" style:font-size-asian="10pt" style:font-size-complex="10pt"/>
    </style:style>
    <style:style style:name="P25" style:family="paragraph" style:parent-style-name="Table_20_Heading">
      <style:text-properties style:font-name="Verdana" fo:font-size="10pt" style:font-size-asian="10pt" style:font-size-complex="10pt"/>
    </style:style>
    <style:style style:name="P26"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20pt" fo:font-weight="bold" style:font-size-asian="20pt" style:font-weight-asian="bold" style:font-name-complex="Tahoma4" style:font-size-complex="20pt" style:font-weight-complex="bold"/>
    </style:style>
    <style:style style:name="P2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2" fo:font-size="20pt" style:font-size-asian="20pt" style:font-size-complex="20pt"/>
    </style:style>
    <style:style style:name="P2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0" style:family="paragraph" style:parent-style-name="Text_20_body_20_indent" style:list-style-name="L2"/>
    <style:style style:name="P31" style:family="paragraph" style:parent-style-name="Text_20_body_20_indent" style:list-style-name="L2"/>
    <style:style style:name="P32" style:family="paragraph" style:parent-style-name="Text_20_body_20_indent" style:list-style-name="L2"/>
    <style:style style:name="P33" style:family="paragraph" style:parent-style-name="Text_20_body_20_indent" style:list-style-name="L2"/>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text-properties style:language-asian="zh" style:country-asian="TW"/>
    </style:style>
    <style:style style:name="P37" style:family="paragraph" style:parent-style-name="Text_20_body" style:list-style-name="L3">
      <style:paragraph-properties fo:margin-left="1.222cm" fo:margin-right="0cm" fo:text-align="start" style:justify-single-word="false" fo:text-indent="0cm" style:auto-text-indent="false"/>
    </style:style>
    <style:style style:name="P38" style:family="paragraph" style:parent-style-name="Text_20_body" style:list-style-name="L3">
      <style:paragraph-properties fo:margin-left="1.222cm" fo:margin-right="0cm" fo:text-align="start" style:justify-single-word="false" fo:text-indent="0cm" style:auto-text-indent="false"/>
    </style:style>
    <style:style style:name="P39" style:family="paragraph" style:parent-style-name="Text_20_body" style:list-style-name="L3">
      <style:paragraph-properties fo:margin-left="1.222cm" fo:margin-right="0cm" fo:text-align="start" style:justify-single-word="false" fo:text-indent="0cm" style:auto-text-indent="false"/>
    </style:style>
    <style:style style:name="P40" style:family="paragraph" style:parent-style-name="Text_20_body" style:list-style-name="L3">
      <style:paragraph-properties fo:margin-left="1.222cm" fo:margin-right="0cm" fo:text-align="start" style:justify-single-word="false" fo:text-indent="0cm" style:auto-text-indent="false"/>
    </style:style>
    <style:style style:name="P41" style:family="paragraph" style:parent-style-name="Text_20_body" style:list-style-name="L3">
      <style:paragraph-properties fo:margin-left="1.222cm" fo:margin-right="0cm" fo:text-align="start" style:justify-single-word="false" fo:text-indent="0cm" style:auto-text-indent="false"/>
    </style:style>
    <style:style style:name="P42" style:family="paragraph" style:parent-style-name="Text_20_body" style:list-style-name="L4">
      <style:paragraph-properties fo:margin-left="1.222cm" fo:margin-right="0cm" fo:text-align="start" style:justify-single-word="false" fo:text-indent="0cm" style:auto-text-indent="false"/>
    </style:style>
    <style:style style:name="P43" style:family="paragraph" style:parent-style-name="Text_20_body" style:list-style-name="L4">
      <style:paragraph-properties fo:margin-left="1.203cm" fo:margin-right="0cm" fo:text-align="start" style:justify-single-word="false" fo:text-indent="0cm" style:auto-text-indent="false"/>
    </style:style>
    <style:style style:name="P44" style:family="paragraph" style:parent-style-name="Text_20_body" style:list-style-name="L4">
      <style:paragraph-properties fo:margin-left="1.203cm" fo:margin-right="0cm" fo:text-align="start" style:justify-single-word="false" fo:text-indent="0cm" style:auto-text-indent="false"/>
    </style:style>
    <style:style style:name="P45" style:family="paragraph" style:parent-style-name="Text_20_body" style:list-style-name="L4">
      <style:paragraph-properties fo:margin-left="1.203cm" fo:margin-right="0cm" fo:text-align="start" style:justify-single-word="false" fo:text-indent="0cm" style:auto-text-indent="false"/>
    </style:style>
    <style:style style:name="P46" style:family="paragraph" style:parent-style-name="Text_20_body" style:list-style-name="L4">
      <style:paragraph-properties fo:margin-left="1.203cm" fo:margin-right="0cm" fo:text-align="start" style:justify-single-word="false" fo:text-indent="0cm" style:auto-text-indent="false"/>
    </style:style>
    <style:style style:name="P47" style:family="paragraph" style:parent-style-name="Text_20_body" style:master-page-name="">
      <style:paragraph-properties fo:keep-with-next="auto"/>
    </style:style>
    <style:style style:name="P48" style:family="paragraph" style:parent-style-name="Text_20_body" style:master-page-name="">
      <style:paragraph-properties fo:keep-with-next="auto"/>
      <style:text-properties style:language-asian="zh" style:country-asian="TW"/>
    </style:style>
    <style:style style:name="P49"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Verdana1" style:font-name-asian="Verdana1"/>
    </style:style>
    <style:style style:name="T12" style:family="text">
      <style:text-properties style:font-name="Verdana1" style:font-name-asian="Verdana1" style:language-asian="zh" style:country-asian="TW"/>
    </style:style>
    <style:style style:name="T13" style:family="text">
      <style:text-properties style:font-name="Verdana" style:language-asian="zh" style:country-asian="TW"/>
    </style:style>
    <style:style style:name="T14" style:family="text">
      <style:text-properties style:font-name="Verdana" fo:font-size="10pt" style:font-size-asian="10pt"/>
    </style:style>
    <style:style style:name="T15" style:family="text">
      <style:text-properties style:font-name="Verdana" fo:font-size="10pt" style:font-size-asian="10pt" style:font-size-complex="10pt"/>
    </style:style>
    <style:style style:name="T16" style:family="text">
      <style:text-properties style:use-window-font-color="true" style:text-underline-style="none"/>
    </style:style>
    <style:style style:name="T17" style:family="text">
      <style:text-properties style:use-window-font-color="true" style:text-underline-style="none" style:language-asian="zh" style:country-asian="TW"/>
    </style:style>
    <style:style style:name="T18" style:family="text">
      <style:text-properties style:use-window-font-color="true" style:font-name="Courier New1" style:text-underline-style="none"/>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ja" style:country-asian="JP"/>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P26">The Quick Start Guide</text:p>
      <text:p text:style-name="P49">Version 3.0.0</text:p>
      <text:p text:style-name="P9">November 2007</text:p>
      <text:p text:style-name="P10">Potix Corporation</text:p>
      <text:p text:style-name="P5"/>
      <text:p text:style-name="P28"/>
      <text:p text:style-name="P29"/>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1"><text:a xlink:type="simple" xlink:href="" text:style-name="Internet_20_link" text:visited-style-name="Visited_20_Internet_20_Link"><text:span text:style-name="T4">Installer for Windows:</text:span></text:a><text:a xlink:type="simple" xlink:href="http://www.apache.org/dist/tomcat/tomcat-5/v5.5.20/bin/apache-tomcat-5.5.20.exe"><text:span text:style-name="T3">apache-tomcat-5.5.20.exe</text:span></text:a></text:p>
            <text:p text:style-name="P17">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7"><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5">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15">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15">http://java.sun.com/docs/books/tutorial/java/concepts/index.html</text:span></text:a></text:p>
            <text:p text:style-name="P4"><text:a xlink:type="simple" xlink:href="http://java.sun.com/docs/books/tutorial/java/javaOO/index.html"><text:span text:style-name="T15">http://java.sun.com/docs/books/tutorial/java/javaOO/index.html</text:span></text:a></text:p>
            <text:p text:style-name="P4"><text:a xlink:type="simple" xlink:href="http://java.sun.com/docs/books/tutorial/java/IandI/index.html"><text:span text:style-name="T14">http://java.sun.com/docs/books/tutorial/java/IandI/index.html</text:span></text:a></text:p>
          </table:table-cell>
        </table:table-row>
      </table:table>
      <text:h text:style-name="Heading_20_2" text:outline-level="2">New to Java Int<text:span text:style-name="T2">egrated Development Environment (IDE)</text:span></text:h>
      <text:p text:style-name="P6">Eclipse is one of the most popular Java IDEs. With IDE, it is easier to develop and debug your Web applications. Moreover, you can understand ZK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8">zk-bin-std-3.0.0.tar.gz</text:p>
            <text:p text:style-name="P18">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19">It is also called the standard edition.</text:p>
          </table:table-cell>
        </table:table-row>
        <table:table-row>
          <table:table-cell table:style-name="Table1.A2" office:value-type="string">
            <text:p text:style-name="P18">zk-bin—prof-3.0.0.tar.gz</text:p>
            <text:p text:style-name="P18">zk-bin-prof-3.0.0.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19">It is also called the professional edition.</text:p>
          </table:table-cell>
        </table:table-row>
        <table:table-row>
          <table:table-cell table:style-name="Table1.A2" office:value-type="string">
            <text:p text:style-name="P18">zk-bin-3.0.0.tar.gz</text:p>
            <text:p text:style-name="P18">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6">zkmax.jar</text:span><text:span text:style-name="T2">), and versatile plug-ins, such as Ruby, Groovy, JavaScript, MVEL and OGNL.</text:span></text:p>
            <text:p text:style-name="P19">It is also called the enterprise edition.</text:p>
          </table:table-cell>
        </table:table-row>
        <table:table-row>
          <table:table-cell table:style-name="Table1.A2" office:value-type="string">
            <text:p text:style-name="P18">zk-demo-3.0.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19">It is the fastest way to test drive the features of ZK without configuring your Web server.</text:p>
          </table:table-cell>
        </table:table-row>
        <table:table-row>
          <table:table-cell table:style-name="Table1.A2" office:value-type="string">
            <text:p text:style-name="P18">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8">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0">The simplest way to test drive the power of ZK is to visit </text:span><text:a xlink:type="simple" xlink:href="http://www.zkoss.org/zkdemo/userguide"><text:span text:style-name="T13">http://www.zkoss.org/zkdemo/userguide</text:span></text:a><text:span text:style-name="T10">.</text:span></text:p>
      <text:p text:style-name="P16">If you want to run the demo in your local server, you can follow the following steps.</text:p>
      <text:list text:style-name="L1">
        <text:list-item>
          <text:p text:style-name="P34"><text:span text:style-name="T9">Download </text:span><text:span text:style-name="T5">zk-demo-3.0.0.zip</text:span><text:span text:style-name="T9"> from </text:span><text:a xlink:type="simple" xlink:href="http://sourceforge.net/project/showfiles.php?group_id=152762&amp;package_id=169309">here (sourceforge.net)</text:a><text:span text:style-name="T9">.</text:span></text:p>
        </text:list-item>
        <text:list-item>
          <text:p text:style-name="P34"><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10">lication</text:span><text:span text:style-name="T9">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6">http://en.wikibooks.org/wiki/ZK/How-Tos#Installation_and_Configuration</text:span></text:a><text:span text:style-name="T10">, where the ZK community maintains the installation guides for many Web or application servers.<text:line-break/><text:line-break/>For Tomcat server, you can copy it directly to the </text:span><text:span text:style-name="T6">$TOMCAT_DIR/webapps</text:span><text:span text:style-name="T10"> directory, and then Tomcat will start the deployment automatically.</text:span></text:p>
        </text:list-item>
        <text:list-item>
          <text:p text:style-name="P36"><text:span text:style-name="T9">After </text:span><text:span text:style-name="T5">zkdemo-all.war</text:span><text:span text:style-name="T9"> is deployed you can visit it at, say, </text:span><text:a xlink:type="simple" xlink:href="http://localhost:8080/zkdemo-all/userguide"><text:span text:style-name="T5">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5">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5">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30">Unc<text:span text:style-name="T2">ompress</text:span> <text:span text:style-name="T5">zk-bin-3.0.0.zip</text:span> or <text:span text:style-name="T5">zk-bin-3.0.0.tar.gz</text:span></text:p>
        </text:list-item>
        <text:list-item>
          <text:p text:style-name="P30">Copy <text:span text:style-name="T5">dist/lib/*.jar</text:span>, <text:span text:style-name="T5">dis</text:span><text:span text:style-name="T6">t/lib/zkforge/*.jar</text:span><text:span text:style-name="T2">,</text:span> and <text:span text:style-name="T5">dist/lib/ext/*.jar</text:span> to the <text:span text:style-name="T5">/WEB-INF/lib</text:span> directory in your Web application.<text:line-break/>All libraries in <text:span text:style-name="T5">dis</text:span><text:span text:style-name="T6">t/lib/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0">Unc<text:span text:style-name="T2">ompress</text:span> <text:span text:style-name="T5">zk-bin-3.0.0.zip</text:span> or <text:span text:style-name="T5">zk-bin-3.0.0.tar.gz</text:span></text:p>
        </text:list-item>
        <text:list-item>
          <text:p text:style-name="P30">Copy <text:span text:style-name="T5">dist/lib/*.jar</text:span>, <text:span text:style-name="T5">dis</text:span><text:span text:style-name="T6">t/lib/zkforge/*.jar</text:span><text:span text:style-name="T2">,</text:span> and <text:span text:style-name="T5">dist/lib/ext/*.jar</text:span> to the root directory in your Java EE application.<text:line-break/>All libraries in <text:span text:style-name="T5">dis</text:span><text:span text:style-name="T6">t/lib/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7">Download Tomcat from <text:a xlink:type="simple" xlink:href="http://tomcat.apache.org/"><text:span text:style-name="T5">http://tomcat.apache.org</text:span></text:a> and ins<text:span text:style-name="T2">tall it,</text:span> if you haven't ins<text:span text:style-name="T2">talled</text:span> it yet.</text:p>
        </text:list-item>
        <text:list-item>
          <text:p text:style-name="P37">Stop Tomcat.</text:p>
        </text:list-item>
        <text:list-item>
          <text:p text:style-name="P37">Unc<text:span text:style-name="T2">ompress</text:span> <text:span text:style-name="T5">zk-bin-3.0.0.zip</text:span> or <text:span text:style-name="T5">zk-bin-3.0.0.tar.gz</text:span></text:p>
        </text:list-item>
        <text:list-item>
          <text:p text:style-name="P37">Copy <text:span text:style-name="T5">dist/lib/*.jar, dis</text:span><text:span text:style-name="T6">t/lib/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1">All libraries in </text:span><text:span text:style-name="T7">dis</text:span><text:span text:style-name="T8">t/lib/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7">Re-start Tomcat.</text:p>
        </text:list-item>
      </text:list>
      <text:p text:style-name="P22">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8">http://localhost:8080/zkdemo/userguide</text:span></text:a><text:a xlink:type="simple" xlink:href="http://localhost/zkdemo/userguide"><text:span text:style-name="T16">,</text:span></text:a><text:a xlink:type="simple" xlink:href="" text:style-name="Internet_20_link"><text:span text:style-name="T16"> depending on the configuration of your Web server. </text:span></text:a></text:p>
      <text:p text:style-name="Heading_20_3">Install ZK on Jetty</text:p>
      <text:list text:style-name="L4">
        <text:list-item>
          <text:p text:style-name="P43">Download Jetty from <text:a xlink:type="simple" xlink:href="http://www.mortbay.org/jetty/index.html"><text:span text:style-name="T5">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43">Stop Jetty.</text:p>
        </text:list-item>
        <text:list-item>
          <text:p text:style-name="P43">Unc<text:span text:style-name="T2">ompress</text:span> <text:span text:style-name="T5">zk-bin-3.0.0.zip</text:span> or <text:span text:style-name="T5">zk-bin-3.0.0.tar.gz</text:span></text:p>
        </text:list-item>
        <text:list-item>
          <text:p text:style-name="P42"><text:span text:style-name="T5">Copy dist/lib/*.jar, dis</text:span><text:span text:style-name="T6">t/zkforge/*.jar,</text:span><text:span text:style-name="T5"> and dist/lib/ext/*.jar to $JETTY_HOME/ext <text:s text:c="57"/></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43">Re-start Jetty.</text:p>
        </text:list-item>
      </text:list>
      <text:p text:style-name="P23">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7"> </text:span></text:a><text:a xlink:type="simple" xlink:href="http://localhost/zkdemo/userguide"><text:span text:style-name="T19">http://localhost:8080/zkdemo/userguide</text:span></text:a><text:a xlink:type="simple" xlink:href="http://localhost/zkdemo/userguide"><text:span text:style-name="T17">,</text:span></text:a><text:span text:style-name="T17">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47">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8">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8">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8">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8">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8">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8">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19">Version: Commons Fileupload 1.2 and Commons IO 1.3.1</text:p>
          </table:table-cell>
        </table:table-row>
        <table:table-row>
          <table:table-cell table:style-name="Table4.A2" office:value-type="string">
            <text:p text:style-name="P18">jcommon.jar<text:line-break/>jfreechar.jar</text:p>
          </table:table-cell>
          <table:table-cell table:style-name="Table4.B2" office:value-type="string">
            <text:p text:style-name="Table_20_Contents">Req<text:span text:style-name="T2">uired if you want to use ZUL's chart component.</text:span></text:p>
            <text:p text:style-name="P19">Version: <text:a xlink:type="simple" xlink:href="http://www.jfree.org/jfreechart/">JFreeChart</text:a> 1.0.5 and <text:a xlink:type="simple" xlink:href="http://www.jfree.org/jcommon">JCommon</text:a> 1.0.9</text:p>
            <text:p text:style-name="P20">[not available in the standard edition]</text:p>
          </table:table-cell>
        </table:table-row>
        <table:table-row>
          <table:table-cell table:style-name="Table4.A2" office:value-type="string">
            <text:p text:style-name="P18">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19">Version: <text:a xlink:type="simple" xlink:href="http://www.beanshell.org/">BeanShell</text:a> 2.0b4</text:p>
          </table:table-cell>
        </table:table-row>
        <table:table-row>
          <table:table-cell table:style-name="Table4.A2" office:value-type="string">
            <text:p text:style-name="P18">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19">Version: Rhino 1.6R5</text:p>
            <text:p text:style-name="P20">[not available in the standard and professional edition]</text:p>
          </table:table-cell>
        </table:table-row>
        <table:table-row>
          <table:table-cell table:style-name="Table4.A2" office:value-type="string">
            <text:p text:style-name="P18">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19">Version: <text:a xlink:type="simple" xlink:href="http://groovy.codehaus.org/">Groovy</text:a> 1.0 (groovy-all)</text:p>
            <text:p text:style-name="P20">[not available in the standard and professional edition]</text:p>
          </table:table-cell>
        </table:table-row>
        <table:table-row>
          <table:table-cell table:style-name="Table4.A2" office:value-type="string">
            <text:p text:style-name="P18">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19">Version: <text:a xlink:type="simple" xlink:href="http://jruby.codehaus.org/">JRuby</text:a> 1.0 (jruby-complete)</text:p>
            <text:p text:style-name="P20">[not available in the standard and professional edition]</text:p>
          </table:table-cell>
        </table:table-row>
        <table:table-row>
          <table:table-cell table:style-name="Table4.A2" office:value-type="string">
            <text:p text:style-name="P18">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19">Version: JH Labs Java Image Filters</text:p>
            <text:p text:style-name="P20">[not available in the standard edition]</text:p>
          </table:table-cell>
        </table:table-row>
        <table:table-row>
          <table:table-cell table:style-name="Table4.A2" office:value-type="string">
            <text:p text:style-name="P18">mvel.jar</text:p>
          </table:table-cell>
          <table:table-cell table:style-name="Table4.B2" office:value-type="string">
            <text:p text:style-name="Table_20_Contents">Req<text:span text:style-name="T2">uired if you want to use MVEL to evaluate the expressions.</text:span></text:p>
            <text:p text:style-name="P19">Version: MVEL 1.2 (for Java 1.4 or above)</text:p>
            <text:p text:style-name="P20">[not available in the standard and professional edition]</text:p>
          </table:table-cell>
        </table:table-row>
        <table:table-row>
          <table:table-cell table:style-name="Table4.A2" office:value-type="string">
            <text:p text:style-name="P18">ognl.jar</text:p>
          </table:table-cell>
          <table:table-cell table:style-name="Table4.B2" office:value-type="string">
            <text:p text:style-name="Table_20_Contents">Req<text:span text:style-name="T2">uired if you want to use OGNL to evaluate the expressions.</text:span></text:p>
            <text:p text:style-name="P19">Version: OGNL 2.6.9</text:p>
            <text:p text:style-name="P20">[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8">This chapter describes the content of zk-demo-3.0.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7-11-19T09:53:31</dc:date>
    <dc:language>en-US</dc:language>
    <meta:editing-cycles>1051</meta:editing-cycles>
    <meta:editing-duration>P3DT22H10M44S</meta:editing-duration>
    <meta:user-defined meta:name="Info 1"/>
    <meta:user-defined meta:name="Info 2"/>
    <meta:user-defined meta:name="Info 3"/>
    <meta:user-defined meta:name="Info 4"/>
    <meta:document-statistic meta:table-count="5" meta:image-count="2" meta:object-count="0" meta:page-count="16" meta:paragraph-count="302" meta:word-count="2568" meta:character-count="16101"/>
  </office:meta>
</office:document-meta>
</file>